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TableMetaDataProvider.initializeWithTableColumnMetaData( DatabaseMetaData databaseMetaData , @ Nullable String catalogName , @ Nullable String schemaName , @ Nullable String table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OracleTableMetaDataProvider.lookupDefaultSchema( DatabaseMetaData databaseMeta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racleTableMetaDataProvider.getDefaultSchem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acleTableMetaDataProvider.OracleTable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TableMetaDataProvider.OracleTableMetaDataProvider( DatabaseMetaData databaseMetaData , boolean includeSynony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